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MarkDown </text:p>
      <text:p text:style-name="Standard"/>
      <text:p text:style-name="Standard">## Tabla de contenidos</text:p>
      <text:p text:style-name="Standard"/>
      <text:p text:style-name="Standard">1. [Correos Clase](#correos-clase)</text:p>
      <text:p text:style-name="Standard"/>
      <text:p text:style-name="Standard"/>
      <text:p text:style-name="Standard">### *Correos Clase*</text:p>
      <text:p text:style-name="Standard"/>
      <text:p text:style-name="Standard">[Tabla de contenidos](#tabla-de-contenidos)</text:p>
      <text:p text:style-name="Standard"/>
      <text:p text:style-name="Standard">Rocio: ro.lopezgarrido@gmail.com</text:p>
      <text:p text:style-name="Standard">Mj: mariajose.ruiz.clavijo@gmail.com</text:p>
      <text:p text:style-name="Standard">Alejandro: alezjurado28@gmail.com</text:p>
      <text:p text:style-name="Standard">Bea: valladorodriguez23@gmail.com</text:p>
      <text:p text:style-name="Standard">Xio: rorica91@gmail.com</text:p>
      <text:p text:style-name="Standard">Ale: alemorred@gmail.com</text:p>
      <text:p text:style-name="Standard">**Maria:** bernalmaria140@gmail.com</text:p>
      <text:p text:style-name="Standard">Jesus: jesusdelgado_92@hotmail.com</text:p>
      <text:p text:style-name="Standard">Fran negro: fvareort@gmail.com</text:p>
      <text:p text:style-name="Standard">Patri: patriciajival@gmail.com</text:p>
      <text:p text:style-name="Standard">Jose: josemanuellr13@hotmail.com</text:p>
      <text:p text:style-name="Standard">Pablo: pablobnten@gmail.com</text:p>
      <text:p text:style-name="Standard">Fran azul: 123mejor@gmail.com</text:p>
      <text:p text:style-name="Standard">Samu: jake.hikari.samuel@gmail.com </text:p>
      <text:p text:style-name="Standard">Fran Amarillo: martinpastorfranciscojesus@gmail.com</text:p>
      <text:p text:style-name="Standard">***Ivan^PROFE^:*** ivanarodriguezruiz@gmail.com</text:p>
      <text:p text:style-name="Standard"/>
      <text:p text:style-name="Standard">### FORMATOS</text:p>
      <text:p text:style-name="Standard"/>
      <text:p text:style-name="Standard">Super indice &amp;rightarrow&amp; 700^10^</text:p>
      <text:p text:style-name="Standard">Sub indice &amp;leftarrow&amp; H~2~O</text:p>
      <text:p text:style-name="Standard"/>
      <text:p text:style-name="Standard">### LISTAS DESORDENADA</text:p>
      <text:p text:style-name="Standard">- Nivel 1</text:p>
      <text:p text:style-name="Standard"><text:s text:c="2"/>- Nivel 1.1</text:p>
      <text:p text:style-name="Standard"><text:s text:c="2"/>- Nivel 1.2</text:p>
      <text:p text:style-name="Standard"><text:s text:c="5"/>- Nivel 1.2.1</text:p>
      <text:p text:style-name="Standard"><text:s text:c="8"/>- Nivel 1.2.1.1</text:p>
      <text:p text:style-name="Standard"><text:s text:c="8"/>- Nivel 1.2.1.2</text:p>
      <text:p text:style-name="Standard"><text:s text:c="8"/>- Nivel 1.2.1.3</text:p>
      <text:p text:style-name="Standard"/>
      <text:p text:style-name="Standard">### LISTAS ORDENADAS</text:p>
      <text:p text:style-name="Standard"/>
      <text:p text:style-name="Standard">Consultoras Sevilla</text:p>
      <text:p text:style-name="Standard">1. Ayesa</text:p>
      <text:p text:style-name="Standard">2. Indra</text:p>
      <text:p text:style-name="Standard">3. Everis</text:p>
      <text:p text:style-name="Standard">4. Fujitsu</text:p>
      <text:p text:style-name="Standard">5. Altran</text:p>
      <text:p text:style-name="Standard">6. Emergya</text:p>
      <text:p text:style-name="Standard"><text:s text:c="2"/>6.1. Drupalera</text:p>
      <text:p text:style-name="Standard"><text:s text:c="4"/>6.1.1 Drupal7</text:p>
      <text:p text:style-name="Standard"><text:soft-page-break/><text:s text:c="4"/>6.1.2 Drupal8</text:p>
      <text:p text:style-name="Standard"><text:s text:c="6"/>6.1.2.1 FrontEnd</text:p>
      <text:p text:style-name="Standard"><text:s text:c="6"/>- HTML5, CSS3, JAVASCRIPT6</text:p>
      <text:p text:style-name="Standard"><text:s text:c="6"/></text:p>
      <text:p text:style-name="Standard"><text:s text:c="6"/>6.1.2.2 Backend </text:p>
      <text:p text:style-name="Standard"><text:s text:c="6"/>- PHP7 Y MYSQL8 </text:p>
      <text:p text:style-name="Standard"/>
      <text:p text:style-name="Standard">### CASILLAS</text:p>
      <text:p text:style-name="Standard"/>
      <text:p text:style-name="Standard">- [ ] Casilla desmarcada</text:p>
      <text:p text:style-name="Standard">- [x] Casilla marcada</text:p>
      <text:p text:style-name="Standard"><text:s text:c="2"/>- [ ] Cas. desmarc. tabulada</text:p>
      <text:p text:style-name="Standard"><text:s text:c="2"/>- [x] Cas. marc. tabulada</text:p>
      <text:p text:style-name="Standard"/>
      <text:p text:style-name="Standard"/>
      <text:p text:style-name="Standard">### ENLACES</text:p>
      <text:p text:style-name="Standard"/>
      <text:p text:style-name="Standard">- ENLACE INTERNO Llamando a "CORREOS CLASE" dentro del documento</text:p>
      <text:p text:style-name="Standard">[Correos clase](#correos-clase)</text:p>
      <text:p text:style-name="Standard"/>
      <text:p text:style-name="Standard">- ENLACE EXTERNO a "GOOGLE"</text:p>
      <text:p text:style-name="Standard">[Google](https://www.google.com)</text:p>
      <text:p text:style-name="Standard"/>
      <text:p text:style-name="Standard">![Bootstrap imagen](data:image/png;base64,iVBORw0KGgoAAAANSUhEUgAAAOEAAADhCAMAAAAJbSJIAAAAflBMVEVWPXz///9TOXry8PVFJHFoUopuWo1wXo5KLHRPM3f9/P2flLJ0YZLFvtHJw9RQNXhLLnVIKXNbQ4Da1eHm4+uvpb+CcZ2ajq9rVoxeRoLu7PKEdZ739vnTzdxhSoSThqm6sshBHm6nnLmHeKCzqcJ7apjV0N2/uMzh3eeNf6WLf6+FAAAHuElEQVR4nO2df5OqLBSAAc0LaSFpaaXmdrcf+/2/4Kt1260N3PYNPMj0/NsM0zMgKJxzQLgLr6yzRVDNkJ3MqmAR1qXX6YCUvxRllgsac0KgRToghMfUz7MOS5VhslkKbrPbNYSL2Sb5leE0j9lQ9M4QFo+mDxtOczEsvTNEVDLHe8N0N0i/FiJ26c+Gc86h/+gTcDb/wdCLKPSffJI48roMEzLkDjzDSaI2nAxsApVD4onKsBbQf04TtJYb1m/Q/0wbb7XMcDL0OeYaOrk3TBj0v9IKS74bela/YP8egrxvhtHwl4lbeHRrOI+h/5F24vm1YerWQ3iGp1eGO9fGaAvffRlOXVnqbxHTT8ORW/PoBTK6GDrahf86sTXM3ezCphPzs2Hi3kpxIU5OhhsXl4ozfNMaFktXB2kzTJdFY1i6Os+0iLIxzFxc7S+wrDF0diZtaWZT5Lk8SBHyPVS69Gl/Dy1R7e5q2BLXKHR5ommmmhAtXJ5omqlmgQLHDQNUQf8Hw1TI1jN6Xbju9+LFixcvXrx48QBEA9AOnZDgSfJRVc24EDGzNA5SrMZPUhSFt0r3h+3HSFALo3n87ujc31GU21zElklqNTxZHnbcqp7UbtiQbitqj6MJw6Yj65k1+39mDBu2zJIdQGOGeLW2Y6PanCHGtRXTqklDfJxZMFKNGuIigD+cNmuIxzl4Lxo2xF4F/SyaNsQpdCcaN8QT4LXfvCFew/ZiD4ae77oh3oKO0z4MPdDpVGVYTh9inxxXPytmkOu+ynAp6CMIytBoXf9gCRpYqDL8RUQu4bGfH8ZdipDn8BoMWxTJnxe2gMNUk2HruFEb7gE/FbUZIsR2ypE6BnwQNRoi9lfZiYCxhToNkZjIG8N4A/fmptWQVKpxChh6p9XwOmfwlqkrhnyhMEzgQmD1GiKiaC51xlDs5c0BfkFpNozv6iG4ZsgyeXOFM4aqqcadPiSBvLmVMzPNOV/wnqM7hpW8OcCEiZ768ODKO43yOQTMzNI9lyo+oAC3MXSvh6G0NVe+gBvig7S1xI1djBYh31eE3DDVa0giaWNjyGoBeg3jd2ljoOmDencxZoW0MdDzNb07UbW0LcAPfKTXkMufQuCyKxoNv6oe3QJcs0OfIa/kK0UBHCWtzZBGiiO2NXDQkCZD7stf16CPuJEeQ8Lo+r7o6JkDeK0ApSF/LBGBM8ryUOWHJ/BlDlWGi+gRdotNOFHqYVxbEGKqjMXoPLV+kAz6GWwxGG2yCmwQNGh4sKSasSnDZGfBI3jCjOFxbUWI9wkjhhvftydtxkwfrspsJOx4DM3NNOP9hw8fxo7MxiaustiCfjQbfbn6C1/g33R86RQ8qcR4BK0XuR/JvoFd+/uIgs5AFfswhP3G6MUQ7yw8t9iGj7Kd1+VKvtf9yXhm3/<text:soft-page-break/>lhxR4npmK5fu/41Md4P/hIBcJjtuuK9Iarkqtzz5tWqiupMC7AxqnesyflrinG71Dzqe5TbmU0O1itY82GiAUqRai7G3QbIqYKE4YKT9RuiKgixBR/wHxl6DdETHEIBXSOaMCQfyiGKcxUY8AQvSk6EWaYmjC8v/zuDMySaMLwdGODhCPId6IJQ8Tlw9QDKSZrxJCW8kZBYjCNGKqyLv5CTDVmRqki6yKE+IQyY6iIFAaZTM0YruWNguToGTEkO3mjIAnPZgwVfbh3pg9VzyFIbQUzhorU/KMzhmzreh9Sxb6iO4ZMsTvszFxKlvI2YW7zNfJ9qKoBMnflrc1XbX2D1I4wYKjKQcQ4cuTryVed0Hgg2976DbnipdSZXQxClAeJjuxECfUpIkz6k27DN3mKZUsBc0iqOf+QdZwDA+VzazWkwVEtCLNW6DQkMVGdOp1IB326RnhMq7o75ATocO3Zuok0plQwlK/rrvF56kKoYAyV4XTyINMySR8ofwnWhT1FfUEmO/dkWCCwsK+eDAHTLPsxnFtYNUIrILsXfRpOQMtd92B4cL2e9xY4ic20YbGAztIzbFgS8Nwno4arjQX3Phk0HG/hOxAZNCzm3IpEZ1OGacjs8DNjuKqj2IbxeUa7YfoeEXvSnJFWw3GR1B/Et0qvwf8hn+cBL2+VHqfv4TqPhQ1Zsd8hwZ8nOF1DOiONmrXXkOq4Sxba4MWLFy9ePARICHyPzFAF/RcMUyHI+6J6gARo4bjhAoUWvu9qhIUI8CKePohrBFqI2Dy0RB54fUmjCA9B3vllHpJjBHtHpGlY1hiWLg9TUTaGYPUKeoAsi8YQsHKIcdrsFAR8lalZ4uRk6O5sesqabg2B656b4xSQ2xo+l+NiL+e4/5Oho514jqk+GQJfQGCIf9e4nQ1TJw3TK0PQyCpDXErd/DPEkWu9+HkjyMXQc+yQ5OtGkIshTtx6d2OfKXCfhrAxgLq5uiD6yxDX8Jct6OLt6t6hK0Ncw1cm1gO9vljp2hBP7CmG/gSE3Vx/fWOIEzT8RYOT2zzbW0PsRUOfb2j0LQTmm2HzdmPJzRL/D87v0qfuDHG6GOyEQ8TuPgf13rD5mBoN0pGIkSyBUWbYOAbU2hgeOYTHuTxBU27YzKqbSgxm7SBMLDeqSgUqQ4yLMst9GjOrX8kJaYtJB1mpjrBTG7Z4ZR0ugsrWs/5ZFSzCuuyOkPwPMlmANsdr66IAAAAASUVORK5CYII=)</text:p>
      <text:p text:style-name="Standard"/>
      <text:p text:style-name="Standard">### CITAS</text:p>
      <text:p text:style-name="Standard">&gt; Bootstrap</text:p>
      <text:p text:style-name="Standard">&gt;&gt; Es un framwork de css</text:p>
      <text:p text:style-name="Standard">&gt;&gt;&gt; Son como plantillas para programar</text:p>
      <text:p text:style-name="Standard"/>
      <text:p text:style-name="Standard">```html</text:p>
      <text:p text:style-name="Standard">&lt;html&gt;</text:p>
      <text:p text:style-name="Standard"><text:s text:c="2"/>&lt;body&gt;</text:p>
      <text:p text:style-name="Standard"><text:s text:c="4"/>&lt;p&gt;</text:p>
      <text:p text:style-name="Standard"><text:s text:c="6"/>HOLA</text:p>
      <text:p text:style-name="Standard"><text:s text:c="4"/>&lt;/p&gt;</text:p>
      <text:p text:style-name="Standard"><text:s text:c="4"/>&lt;p&gt;</text:p>
      <text:p text:style-name="Standard"><text:s text:c="6"/>HELLOW</text:p>
      <text:p text:style-name="Standard"><text:s text:c="4"/>&lt;/p&gt;</text:p>
      <text:p text:style-name="Standard"><text:s text:c="2"/>&lt;/body&gt;</text:p>
      <text:p text:style-name="Standard">&lt;/html&gt;</text:p>
      <text:p text:style-name="Standard"/>
      <text:p text:style-name="Standard">```</text:p>
      <text:p text:style-name="Standard"/>
      <text:p text:style-name="Standard">```css</text:p>
      <text:p text:style-name="Standard">p { color: blue;}</text:p>
      <text:p text:style-name="Standard">```</text:p>
      <text:p text:style-name="Standard"/>
      <text:p text:style-name="Standard"/>
      <text:p text:style-name="Standard">```php</text:p>
      <text:p text:style-name="Standard">echo "HOLA MUNDO";</text:p>
      <text:p text:style-name="Standard">```</text:p>
      <text:p text:style-name="Standard"/>
      <text:p text:style-name="Standard">```consola</text:p>
      <text:p text:style-name="Standard">sudo apt update</text:p>
      <text:p text:style-name="Standard">```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3" meta:paragraph-count="84" meta:word-count="207" meta:character-count="4597" meta:non-whitespace-character-count="4360"/>
  </office:meta>
</office:document-meta>
</file>